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paragraph-rsid="0005f44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officeooo:rsid="0005f443" officeooo:paragraph-rsid="0005f443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150a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paragraph-rsid="000150aa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variant="small-caps" fo:font-size="22pt" fo:font-style="italic" fo:font-weight="bold" officeooo:rsid="0006de66" officeooo:paragraph-rsid="0006de66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4pt" officeooo:rsid="0006de66" officeooo:paragraph-rsid="0006de66" style:font-size-asian="14pt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0150aa"/>
    </style:style>
    <style:style style:name="P9" style:family="paragraph" style:parent-style-name="Text_20_body">
      <style:paragraph-properties fo:text-align="end" style:justify-single-word="false"/>
      <style:text-properties officeooo:paragraph-rsid="000150aa"/>
    </style:style>
    <style:style style:name="P10" style:family="paragraph" style:parent-style-name="Text_20_body">
      <style:paragraph-properties fo:text-align="end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52f68"/>
    </style:style>
    <style:style style:name="P11" style:family="paragraph" style:parent-style-name="Text_20_body">
      <style:paragraph-properties fo:text-align="end" style:justify-single-word="false">
        <style:tab-stops>
          <style:tab-stop style:position="5.503cm"/>
          <style:tab-stop style:position="15cm" style:type="right" style:leader-style="dotted" style:leader-text="."/>
          <style:tab-stop style:position="16.91cm" style:type="right"/>
        </style:tab-stops>
      </style:paragraph-properties>
      <style:text-properties officeooo:paragraph-rsid="00052f68"/>
    </style:style>
    <style:style style:name="P12" style:family="paragraph" style:parent-style-name="Text_20_body">
      <style:paragraph-properties fo:text-align="start" style:justify-single-word="false"/>
      <style:text-properties officeooo:paragraph-rsid="000150aa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150aa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52f68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5.503cm"/>
          <style:tab-stop style:position="15cm" style:type="right" style:leader-style="dotted" style:leader-text="."/>
          <style:tab-stop style:position="16.91cm" style:type="right"/>
        </style:tab-stops>
      </style:paragraph-properties>
      <style:text-properties officeooo:paragraph-rsid="00052f68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rsid="0005f443" officeooo:paragraph-rsid="0005f443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fo:font-variant="small-caps" officeooo:rsid="0006de66" officeooo:paragraph-rsid="0006de66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fo:font-variant="small-caps" officeooo:rsid="0005f443" officeooo:paragraph-rsid="0005f443"/>
    </style:style>
    <style:style style:name="P19" style:family="paragraph" style:parent-style-name="Text_20_body">
      <style:paragraph-properties fo:text-align="center" style:justify-single-word="false"/>
      <style:text-properties fo:font-size="13pt" fo:font-weight="bold" officeooo:rsid="000893ff" officeooo:paragraph-rsid="000893ff" style:font-size-asian="13pt" style:font-weight-asian="bold" style:font-size-complex="13pt" style:font-weight-complex="bold"/>
    </style:style>
    <style:style style:name="P20" style:family="paragraph" style:parent-style-name="Text_20_body">
      <style:text-properties officeooo:paragraph-rsid="000893ff"/>
    </style:style>
    <style:style style:name="P21" style:family="paragraph" style:parent-style-name="Text_20_body">
      <style:text-properties officeooo:paragraph-rsid="000a3d14"/>
    </style:style>
    <style:style style:name="P2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margin-top="0cm" fo:margin-bottom="0.146cm" loext:contextual-spacing="false" fo:line-height="100%"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52f68"/>
    </style:style>
    <style:style style:name="P24" style:family="paragraph" style:parent-style-name="Text_20_body">
      <style:paragraph-properties fo:margin-top="0cm" fo:margin-bottom="0.146cm" loext:contextual-spacing="false" fo:line-height="100%"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150aa"/>
    </style:style>
    <style:style style:name="P25" style:family="paragraph" style:parent-style-name="Text_20_body">
      <style:paragraph-properties fo:margin-top="0cm" fo:margin-bottom="0.146cm" loext:contextual-spacing="false" fo:line-height="150%"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52f68"/>
    </style:style>
    <style:style style:name="P26" style:family="paragraph" style:parent-style-name="Text_20_body">
      <style:paragraph-properties fo:margin-top="0cm" fo:margin-bottom="0.046cm" loext:contextual-spacing="false" fo:line-height="150%"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150aa"/>
    </style:style>
    <style:style style:name="P27" style:family="paragraph" style:parent-style-name="Text_20_body">
      <style:paragraph-properties fo:margin-top="0cm" fo:margin-bottom="0.046cm" loext:contextual-spacing="false" fo:line-height="100%" fo:text-align="start" style:justify-single-word="false">
        <style:tab-stops>
          <style:tab-stop style:position="5.503cm"/>
          <style:tab-stop style:position="15cm" style:type="right" style:leader-style="dotted" style:leader-text="."/>
        </style:tab-stops>
      </style:paragraph-properties>
      <style:text-properties officeooo:paragraph-rsid="000150aa"/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Index" style:master-page-name="">
      <style:paragraph-properties style:page-number="auto" fo:break-before="auto" fo:break-after="auto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4pt" officeooo:rsid="0006de66" officeooo:paragraph-rsid="0006de66" style:font-size-asian="14pt" style:font-size-complex="14pt"/>
    </style:style>
    <style:style style:name="P33" style:family="paragraph" style:parent-style-name="Text_20_body" style:master-page-name="Římské">
      <style:paragraph-properties fo:text-align="start" style:justify-single-word="false" style:page-number="1" fo:break-before="page"/>
      <style:text-properties officeooo:paragraph-rsid="000150aa"/>
    </style:style>
    <style:style style:name="P34" style:family="paragraph" style:parent-style-name="Heading_20_1" style:list-style-name=""/>
    <style:style style:name="P35" style:family="paragraph" style:parent-style-name="Heading_20_1" style:list-style-name="">
      <style:text-properties officeooo:paragraph-rsid="000b44c2"/>
    </style:style>
    <style:style style:name="P36" style:family="paragraph" style:parent-style-name="Heading_20_1">
      <style:text-properties officeooo:paragraph-rsid="000893ff"/>
    </style:style>
    <style:style style:name="P37" style:family="paragraph" style:parent-style-name="Heading_20_1" style:master-page-name="Standard">
      <style:paragraph-properties style:page-number="auto" fo:break-before="page"/>
      <style:text-properties officeooo:paragraph-rsid="000b44c2"/>
    </style:style>
    <style:style style:name="T1" style:family="text">
      <style:text-properties officeooo:rsid="0006de66"/>
    </style:style>
    <style:style style:name="T2" style:family="text">
      <style:text-properties officeooo:rsid="00052f68"/>
    </style:style>
    <style:style style:name="T3" style:family="text">
      <style:text-properties fo:font-variant="small-caps" officeooo:rsid="000893ff"/>
    </style:style>
    <style:style style:name="T4" style:family="text">
      <style:text-properties fo:font-variant="normal" fo:text-transform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Gymnázium Brno,</text:p>
      <text:p text:style-name="P6">třída kapitána jaroš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Ročníková práce z biologie </text:p>
      <text:p text:style-name="P4"/>
      <text:p text:style-name="P5">Název ročníkové práce</text:p>
      <text:p text:style-name="Text_20_body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méno a příjmení </text:p>
      <text:p text:style-name="P9">třída</text:p>
      <text:p text:style-name="P9"><text:s/>obec, rok</text:p>
      <text:p text:style-name="P33">Předmět: .............................. </text:p>
      <text:p text:style-name="P12"/>
      <text:p text:style-name="P12"/>
      <text:p text:style-name="P22">Zadání ročníkové práce</text:p>
      <text:p text:style-name="P19"><text:span text:style-name="T3">(</text:span><text:span text:style-name="T4">pro Seminář a cvičení z biologie)</text:span></text:p>
      <text:p text:style-name="P8"/>
      <text:p text:style-name="P23">Jméno: <text:tab/><text:tab/></text:p>
      <text:p text:style-name="P25">Adresa: <text:tab/><text:tab/></text:p>
      <text:p text:style-name="P27">Název práce: <text:tab/><text:tab/></text:p>
      <text:p text:style-name="P26">Název práce v angličtině:<text:tab/><text:tab/></text:p>
      <text:p text:style-name="P27">Vedoucí práce:<text:tab/><text:tab/> </text:p>
      <text:p text:style-name="P26">Konzultant: <text:tab/><text:tab/></text:p>
      <text:p text:style-name="P24">Termín odevzdání: <text:tab/><text:tab/></text:p>
      <text:p text:style-name="P24">V Brně dne 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>Ročníkovou práci jsem vypracoval(a) samostatně s použitím uvedené literatury. </text:p>
      <text:p text:style-name="P13"/>
      <text:p text:style-name="P13"/>
      <text:p text:style-name="P13"/>
      <text:p text:style-name="P13"/>
      <text:p text:style-name="P13"/>
      <text:p text:style-name="P15">V Brně dne: DD. MM. RRRR.</text:p>
      <text:p text:style-name="P11">Jméno a příjmen<text:span text:style-name="T2">í</text:span></text:p>
      <text:p text:style-name="P10"><text:s/>vlastnoruční podpis </text:p>
      <text:p text:style-name="P10">.............................. </text:p>
      <text:p text:style-name="P14"><text:soft-page-break/></text:p>
      <text:p text:style-name="P14"/>
      <text:p text:style-name="P17">Abstrakt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Klíčová slova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4" text:outline-level="1"/>
      <text:p text:style-name="P29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28"><text:soft-page-break/>Obsah</text:p>
          </text:index-title>
          <text:p text:style-name="P30"><text:a xlink:type="simple" xlink:href="#__RefHeading___Toc352_1046533845" text:style-name="Index_20_Link" text:visited-style-name="Index_20_Link">1 Úvod a cíle<text:tab/>4</text:a></text:p>
          <text:p text:style-name="P30"><text:a xlink:type="simple" xlink:href="#__RefHeading___Toc354_1046533845" text:style-name="Index_20_Link" text:visited-style-name="Index_20_Link">2 Teoretická a metodická část<text:tab/>5</text:a></text:p>
          <text:p text:style-name="P31"><text:a xlink:type="simple" xlink:href="#__RefHeading___Toc356_1046533845" text:style-name="Index_20_Link" text:visited-style-name="Index_20_Link">2.1 Teorie<text:tab/>5</text:a></text:p>
          <text:p text:style-name="P31"><text:a xlink:type="simple" xlink:href="#__RefHeading___Toc358_1046533845" text:style-name="Index_20_Link" text:visited-style-name="Index_20_Link">2.2 Metody práce<text:tab/>5</text:a></text:p>
          <text:p text:style-name="P30"><text:a xlink:type="simple" xlink:href="#__RefHeading___Toc360_1046533845" text:style-name="Index_20_Link" text:visited-style-name="Index_20_Link">3 Vlastní část práce<text:tab/>6</text:a></text:p>
          <text:p text:style-name="P31"><text:a xlink:type="simple" xlink:href="#__RefHeading___Toc362_1046533845" text:style-name="Index_20_Link" text:visited-style-name="Index_20_Link">3.1 Stav řešené problematiky<text:tab/>6</text:a></text:p>
          <text:p text:style-name="P31"><text:a xlink:type="simple" xlink:href="#__RefHeading___Toc364_1046533845" text:style-name="Index_20_Link" text:visited-style-name="Index_20_Link">3.2 <text:s/>Kapitola 2<text:tab/>7</text:a></text:p>
          <text:p text:style-name="P31"><text:a xlink:type="simple" xlink:href="#__RefHeading___Toc366_1046533845" text:style-name="Index_20_Link" text:visited-style-name="Index_20_Link">3.3 <text:s/>Kapitola 3<text:tab/>7</text:a></text:p>
          <text:p text:style-name="P31"><text:a xlink:type="simple" xlink:href="#__RefHeading___Toc368_1046533845" text:style-name="Index_20_Link" text:visited-style-name="Index_20_Link">3.4 <text:s/>Kapitola 4<text:tab/>7</text:a></text:p>
          <text:p text:style-name="P31"><text:a xlink:type="simple" xlink:href="#__RefHeading___Toc370_1046533845" text:style-name="Index_20_Link" text:visited-style-name="Index_20_Link">3.5 <text:s/>Kapitola 5<text:tab/>7</text:a></text:p>
          <text:p text:style-name="P30"><text:a xlink:type="simple" xlink:href="#__RefHeading___Toc372_1046533845" text:style-name="Index_20_Link" text:visited-style-name="Index_20_Link">4 Závěr<text:tab/>8</text:a></text:p>
          <text:p text:style-name="P30"><text:a xlink:type="simple" xlink:href="#__RefHeading___Toc374_1046533845" text:style-name="Index_20_Link" text:visited-style-name="Index_20_Link">5 Resumé<text:tab/>9</text:a></text:p>
          <text:p text:style-name="P30"><text:a xlink:type="simple" xlink:href="#__RefHeading___Toc376_1046533845" text:style-name="Index_20_Link" text:visited-style-name="Index_20_Link">6 Použitá literatura<text:tab/>10</text:a></text:p>
        </text:index-body>
      </text:table-of-content>
      <text:h text:style-name="P35" text:outline-level="1"/>
      <text:h text:style-name="P37" text:outline-level="1"><text:bookmark-start text:name="__RefHeading___Toc352_1046533845"/>Úvod a cíle <text:bookmark-end text:name="__RefHeading___Toc352_1046533845"/></text:h>
      <text:p text:style-name="Text_20_body">Do této části začínáte psát úvod k práci a vymezujete cíle, které v další části budete postupně prezentovat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6" text:outline-level="1"><text:bookmark-start text:name="__RefHeading___Toc354_1046533845"/><text:soft-page-break/>Teoretická a metodická část <text:bookmark-end text:name="__RefHeading___Toc354_1046533845"/></text:h>
      <text:h text:style-name="Heading_20_2" text:outline-level="2"><text:bookmark-start text:name="__RefHeading___Toc356_1046533845"/>Teorie <text:bookmark-end text:name="__RefHeading___Toc356_1046533845"/></text:h>
      <text:p text:style-name="P20">Teorie uvádí a shrnuje základní poznatky zkoumaného problému v oboru. </text:p>
      <text:h text:style-name="Heading_20_2" text:outline-level="2"><text:bookmark-start text:name="__RefHeading___Toc358_1046533845"/>Metody práce<text:bookmark-end text:name="__RefHeading___Toc358_1046533845"/></text:h>
      <text:p text:style-name="P20">Metody práce popisují postupy a techniky, které byly při tvorbě použity. Odkazují na jejich autory atd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bookmark-start text:name="__RefHeading___Toc360_1046533845"/><text:soft-page-break/>Vlastní část práce<text:bookmark-end text:name="__RefHeading___Toc360_1046533845"/></text:h>
      <text:h text:style-name="Heading_20_2" text:outline-level="2"><text:bookmark-start text:name="__RefHeading___Toc362_1046533845"/>Stav řešené problematiky<text:bookmark-end text:name="__RefHeading___Toc362_1046533845"/></text:h>
      <text:p text:style-name="P20">Tato část práce mapuje a popisuje historii zkoumaní daného jevu, kdo se jakým problémem zajímal, zda-li mezi více autory nastala shoda atd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2"><text:bookmark-start text:name="__RefHeading___Toc364_1046533845"/><text:soft-page-break/><text:s/>Kapitola 2<text:bookmark-end text:name="__RefHeading___Toc364_1046533845"/></text:h>
      <text:h text:style-name="Heading_20_2" text:outline-level="2"><text:bookmark-start text:name="__RefHeading___Toc366_1046533845"/><text:s/>Kapitola 3<text:bookmark-end text:name="__RefHeading___Toc366_1046533845"/></text:h>
      <text:h text:style-name="Heading_20_2" text:outline-level="2"><text:bookmark-start text:name="__RefHeading___Toc368_1046533845"/><text:s/>Kapitola 4<text:bookmark-end text:name="__RefHeading___Toc368_1046533845"/></text:h>
      <text:h text:style-name="Heading_20_2" text:outline-level="2"><text:bookmark-start text:name="__RefHeading___Toc370_1046533845"/><text:s/>Kapitola 5 <text:bookmark-end text:name="__RefHeading___Toc370_104653384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72_1046533845"/><text:soft-page-break/>Závěr<text:bookmark-end text:name="__RefHeading___Toc372_1046533845"/></text:h>
      <text:p text:style-name="P21">Závěr obsahuje dosažení výsledků práce, porovnává je s již zjištěnými informacemi, uvádí důvody a příčiny shody či odchylky. V žádném případě nepopisuje subjektivní (vlastní) pocity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bookmark-start text:name="__RefHeading___Toc374_1046533845"/><text:soft-page-break/>Resumé<text:bookmark-end text:name="__RefHeading___Toc374_1046533845"/></text:h>
      <text:p text:style-name="P21">Cizím jazykem (anglicky) představené práce a její výsledky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bookmark-start text:name="__RefHeading___Toc376_1046533845"/><text:soft-page-break/>Použitá literatura<text:bookmark-end text:name="__RefHeading___Toc376_1046533845"/></text:h>
      <text:p text:style-name="P21"><text:s/>Abecedně podle typu jsou citace seřazeny a číselně označeny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11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05f44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officeooo:rsid="0005f443" officeooo:paragraph-rsid="0005f443"/>
    </style:style>
    <style:style style:name="MT1" style:family="text">
      <style:text-properties officeooo:rsid="0006de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MÉNO A PŘÍJMENÍ – NÁZEV PRÁCE </text:p>
      </style:header>
      <style:footer>
        <text:p text:style-name="MP2"><text:span text:style-name="MT1"><text:s/></text:span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Římské" style:page-layout-name="Mpm3">
      <style:header>
        <text:p text:style-name="MP1">JMÉNO A PŘÍJMENÍ – NÁZEV PRÁCE </text:p>
      </style:header>
      <style:footer>
        <text:p text:style-name="MP2"><text:span text:style-name="MT1"><text:s/></text:span><text:page-number text:select-page="current">iii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1:08:05.536000000</meta:creation-date>
    <dc:date>2019-10-22T12:13:07.657000000</dc:date>
    <meta:editing-duration>PT7M7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12" meta:paragraph-count="63" meta:word-count="285" meta:character-count="1769" meta:non-whitespace-character-count="1503"/>
  </office:meta>
</office:document-meta>
</file>